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135.84pt"/>
    </style:style>
    <style:style style:name="co18" style:family="table-column">
      <style:table-column-properties fo:break-before="auto" style:column-width="247.01pt"/>
    </style:style>
    <style:style style:name="co19" style:family="table-column">
      <style:table-column-properties fo:break-before="auto" style:column-width="93.09pt"/>
    </style:style>
    <style:style style:name="co20" style:family="table-column">
      <style:table-column-properties fo:break-before="auto" style:column-width="125.01pt"/>
    </style:style>
    <style:style style:name="co21" style:family="table-column">
      <style:table-column-properties fo:break-before="auto" style:column-width="251.66pt"/>
    </style:style>
    <style:style style:name="co22" style:family="table-column">
      <style:table-column-properties fo:break-before="auto" style:column-width="190.4pt"/>
    </style:style>
    <style:style style:name="co23" style:family="table-column">
      <style:table-column-properties fo:break-before="auto" style:column-width="121.95pt"/>
    </style:style>
    <style:style style:name="co24" style:family="table-column">
      <style:table-column-properties fo:break-before="auto" style:column-width="139.95pt"/>
    </style:style>
    <style:style style:name="co25" style:family="table-column">
      <style:table-column-properties fo:break-before="auto" style:column-width="173.4pt"/>
    </style:style>
    <style:style style:name="co26" style:family="table-column">
      <style:table-column-properties fo:break-before="auto" style:column-width="179.6pt"/>
    </style:style>
    <style:style style:name="co27" style:family="table-column">
      <style:table-column-properties fo:break-before="auto" style:column-width="171.35pt"/>
    </style:style>
    <style:style style:name="co28" style:family="table-column">
      <style:table-column-properties fo:break-before="auto" style:column-width="177.51pt"/>
    </style:style>
    <style:style style:name="co29" style:family="table-column">
      <style:table-column-properties fo:break-before="auto" style:column-width="167.3pt"/>
    </style:style>
    <style:style style:name="co30" style:family="table-column">
      <style:table-column-properties fo:break-before="auto" style:column-width="94.14pt"/>
    </style:style>
    <style:style style:name="co31" style:family="table-column">
      <style:table-column-properties fo:break-before="auto" style:column-width="189.35pt"/>
    </style:style>
    <style:style style:name="co32" style:family="table-column">
      <style:table-column-properties fo:break-before="auto" style:column-width="124.5pt"/>
    </style:style>
    <style:style style:name="co33" style:family="table-column">
      <style:table-column-properties fo:break-before="auto" style:column-width="169.99pt"/>
    </style:style>
    <style:style style:name="co34" style:family="table-column">
      <style:table-column-properties fo:break-before="auto" style:column-width="128.1pt"/>
    </style:style>
    <style:style style:name="co35" style:family="table-column">
      <style:table-column-properties fo:break-before="auto" style:column-width="82.8pt"/>
    </style:style>
    <style:style style:name="co36" style:family="table-column">
      <style:table-column-properties fo:break-before="auto" style:column-width="75.54pt"/>
    </style:style>
    <style:style style:name="co37" style:family="table-column">
      <style:table-column-properties fo:break-before="auto" style:column-width="80.11pt"/>
    </style:style>
    <style:style style:name="co38" style:family="table-column">
      <style:table-column-properties fo:break-before="auto" style:column-width="101.91pt"/>
    </style:style>
    <style:style style:name="co39" style:family="table-column">
      <style:table-column-properties fo:break-before="auto" style:column-width="97.26pt"/>
    </style:style>
    <style:style style:name="co40" style:family="table-column">
      <style:table-column-properties fo:break-before="auto" style:column-width="121.01pt"/>
    </style:style>
    <style:style style:name="co41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1.90701353401469" calcext:value-type="float">
            <text:p>1.907013534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4.82774085959017" calcext:value-type="float">
            <text:p>4.8277408596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5.91833415933589" calcext:value-type="float">
            <text:p>5.9183341593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952883824152807" calcext:value-type="float">
            <text:p>0.0952883824</text:p>
          </table:table-cell>
          <table:table-cell office:value-type="float" office:value="0.0076427" calcext:value-type="float">
            <text:p>0.0076427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9354425011108" calcext:value-type="float">
            <text:p>1.935442501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3.50316814310259" calcext:value-type="float">
            <text:p>3.503168143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5.91782606816231" calcext:value-type="float">
            <text:p>5.917826068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6.74516626273101" calcext:value-type="float">
            <text:p>6.7451662627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1.37209230181836" calcext:value-type="float">
            <text:p>1.3720923018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5.86454179203427" calcext:value-type="float">
            <text:p>5.86454179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8.12815590525358" calcext:value-type="float">
            <text:p>8.1281559053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5.65722466006809" calcext:value-type="float">
            <text:p>5.657224660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10.8571660555067" calcext:value-type="float">
            <text:p>10.8571660555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20.9898261279053" calcext:value-type="float">
            <text:p>20.9898261279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17]*[Netflix.B18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1.90417940876656" calcext:value-type="float">
            <text:p>1.904179408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3.27145359019264" calcext:value-type="float">
            <text:p>3.2714535902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5.70904645476773" calcext:value-type="float">
            <text:p>5.709046454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9.62886597938144" calcext:value-type="float">
            <text:p>9.6288659794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2.69026263184879" calcext:value-type="float">
            <text:p>2.690262631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4.47860674092651" calcext:value-type="float">
            <text:p>4.4786067409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2.26604977060492" calcext:value-type="float">
            <text:p>2.2660497706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241130066537959" calcext:value-type="float">
            <text:p>0.0241130067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166501970305366" calcext:value-type="float">
            <text:p>0.166501970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544470952343295" calcext:value-type="float">
            <text:p>0.544470952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22348558902741" calcext:value-type="float">
            <text:p>5.223485589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855916571617126" calcext:value-type="float">
            <text:p>0.8559165716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22348558902741" calcext:value-type="float">
            <text:p>5.223485589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855916571617126" calcext:value-type="float">
            <text:p>0.8559165716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15838635099963" calcext:value-type="float">
            <text:p>0.0215838635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31721950174407" calcext:value-type="float">
            <text:p>0.131721950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10.7401434183121" calcext:value-type="float">
            <text:p>10.740143418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1.7221358537674" calcext:value-type="float">
            <text:p>1.7221358538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7401434183121" calcext:value-type="float">
            <text:p>10.7401434183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21358537674" calcext:value-type="float">
            <text:p>1.722135853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19957148087028" calcext:value-type="float">
            <text:p>0.0419957148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61907328050393" calcext:value-type="float">
            <text:p>0.261907328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71469933986664" calcext:value-type="float">
            <text:p>1.7146993399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1469933986664" calcext:value-type="float">
            <text:p>1.714699339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5.46936601649598" calcext:value-type="float">
            <text:p>5.4693660165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4.65551173425516" calcext:value-type="float">
            <text:p>4.6555117343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1.2420209543856" calcext:value-type="float">
            <text:p>11.2420209544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3.02157124277729" calcext:value-type="float">
            <text:p>3.021571242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1.04542753022091" calcext:value-type="float">
            <text:p>1.0454275302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4.88971032596079" calcext:value-type="float">
            <text:p>4.889710326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1" calcext:value-type="float">
            <text:p>1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5.91209763477471" calcext:value-type="float">
            <text:p>5.912097634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table table:name="IM32" table:style-name="ta1">
        <table:table-column table:style-name="co33" table:default-cell-style-name="Default"/>
        <table:table-column table:style-name="co3" table:number-columns-repeated="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32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32.B2]*[IM32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.358699464798" calcext:value-type="float">
            <text:p>10.3586994648</text:p>
          </table:table-cell>
          <table:table-cell office:value-type="float" office:value="0.1515431" calcext:value-type="float">
            <text:p>0.1515431</text:p>
          </table:table-cell>
          <table:table-cell office:value-type="float" office:value="1.72535378932953" calcext:value-type="float">
            <text:p>1.7253537893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358699464798" calcext:value-type="float">
            <text:p>10.3586994648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535378932953" calcext:value-type="float">
            <text:p>1.725353789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IM64" table:style-name="ta1">
        <table:table-column table:style-name="co33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64.B2]*[IM64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1515431" calcext:value-type="float">
            <text:p>0.1515431</text:p>
          </table:table-cell>
          <table:table-cell office:value-type="float" office:value="1.74533381462097" calcext:value-type="float">
            <text:p>1.7453338146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4533381462097" calcext:value-type="float">
            <text:p>1.7453338146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MUSIC" table:style-name="ta1">
        <table:table-column table:style-name="co3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15"/>
        </table:table-row>
      </table:table>
      <table:table table:name="agg_SGD" table:style-name="ta1">
        <table:shapes>
          <draw:frame draw:z-index="0" draw:style-name="gr1" draw:text-style-name="P1" svg:width="453.49pt" svg:height="254.41pt" svg:x="473.16pt" svg:y="36.82pt">
            <loext:p draw:notify-on-update-of-ranges="agg_SGD.A2:agg_SGD.A2 agg_SGD.A3:agg_SGD.A10 agg_SGD.B2:agg_SGD.B2 agg_SGD.B3:agg_SGD.B10 agg_SGD.C2:agg_SGD.C2 agg_SGD.C3:agg_SGD.C10 agg_SGD.D2:agg_SGD.D2 agg_SGD.D3:agg_SGD.D10 agg_SGD.E2:agg_SGD.E2 agg_SGD.E3:agg_SGD.E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essing Rate (GB/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IM4</text:p>
          </table:table-cell>
          <table:table-cell office:value-type="string" calcext:value-type="string">
            <text:p>IM8</text:p>
          </table:table-cell>
          <table:table-cell office:value-type="string" calcext:value-type="string">
            <text:p>IM16</text:p>
          </table:table-cell>
          <table:table-cell office:value-type="string" calcext:value-type="string">
            <text:p>IM32</text:p>
          </table:table-cell>
        </table:table-row>
        <table:table-row table:style-name="ro1">
          <table:table-cell office:value-type="string" calcext:value-type="string">
            <text:p>CPU-native</text:p>
          </table:table-cell>
          <table:table-cell table:formula="of:=4*[IM4.B4]/[IM4.B22]/1000" office:value-type="float" office:value="10.6771687834604" calcext:value-type="float">
            <text:p>10.6771687835</text:p>
          </table:table-cell>
          <table:table-cell table:formula="of:=8*[IM8.B4]/[IM8.B22]/1000" office:value-type="float" office:value="17.7239474710701" calcext:value-type="float">
            <text:p>17.7239474711</text:p>
          </table:table-cell>
          <table:table-cell table:formula="of:=16*[IM16.B4]/[IM16.B22]/1000" office:value-type="float" office:value="23.534265767467" calcext:value-type="float">
            <text:p>23.5342657675</text:p>
          </table:table-cell>
          <table:table-cell/>
        </table:table-row>
        <table:table-row table:style-name="ro1">
          <table:table-cell office:value-type="string" calcext:value-type="string">
            <text:p>FPGA-Intel-2</text:p>
          </table:table-cell>
          <table:table-cell table:formula="of:=4*[IM4.B4]/[IM4.B23]/1000" office:value-type="float" office:value="20.0052656682247" calcext:value-type="float">
            <text:p>20.0052656682</text:p>
          </table:table-cell>
          <table:table-cell table:formula="of:=8*[IM8.B4]/[IM8.B23]/1000" office:value-type="float" office:value="20.0071374973627" calcext:value-type="float">
            <text:p>20.0071374974</text:p>
          </table:table-cell>
          <table:table-cell table:formula="of:=16*[IM16.B4]/[IM16.B23]/1000" office:value-type="float" office:value="20.0323127227304" calcext:value-type="float">
            <text:p>20.0323127227</text:p>
          </table:table-cell>
          <table:table-cell/>
        </table:table-row>
        <table:table-row table:style-name="ro1">
          <table:table-cell office:value-type="string" calcext:value-type="string">
            <text:p>FPGA-Xilinx-4</text:p>
          </table:table-cell>
          <table:table-cell table:formula="of:=4*[IM4.B4]/[IM4.B24]/1000" office:value-type="float" office:value="48.3630487036889" calcext:value-type="float">
            <text:p>48.3630487037</text:p>
          </table:table-cell>
          <table:table-cell table:formula="of:=8*[IM8.B4]/[IM8.B24]/1000" office:value-type="float" office:value="48.3557573607662" calcext:value-type="float">
            <text:p>48.3557573608</text:p>
          </table:table-cell>
          <table:table-cell table:formula="of:=16*[IM16.B4]/[IM16.B24]/1000" office:value-type="float" office:value="48.3735606843597" calcext:value-type="float">
            <text:p>48.3735606844</text:p>
          </table:table-cell>
          <table:table-cell/>
        </table:table-row>
        <table:table-row table:style-name="ro1">
          <table:table-cell office:value-type="string" calcext:value-type="string">
            <text:p>CPU-sklearn</text:p>
          </table:table-cell>
          <table:table-cell table:formula="of:=4*[IM4.B4]/[IM4.B25]/1000" office:value-type="float" office:value="4.51501946471337" calcext:value-type="float">
            <text:p>4.5150194647</text:p>
          </table:table-cell>
          <table:table-cell table:formula="of:=8*[IM8.B4]/[IM8.B25]/1000" office:value-type="float" office:value="9.36338581624788" calcext:value-type="float">
            <text:p>9.3633858162</text:p>
          </table:table-cell>
          <table:table-cell table:formula="of:=16*[IM16.B4]/[IM16.B25]/1000" office:value-type="float" office:value="13.0015911256226" calcext:value-type="float">
            <text:p>13.0015911256</text:p>
          </table:table-cell>
          <table:table-cell/>
        </table:table-row>
        <table:table-row table:style-name="ro1">
          <table:table-cell office:value-type="string" calcext:value-type="string">
            <text:p>CPU-TF-MB32</text:p>
          </table:table-cell>
          <table:table-cell table:formula="of:=4*[IM4.B4]/[IM4.B26]/1000" office:value-type="float" office:value="1.22080266925256" calcext:value-type="float">
            <text:p>1.2208026693</text:p>
          </table:table-cell>
          <table:table-cell table:formula="of:=8*[IM8.B4]/[IM8.B26]/1000" office:value-type="float" office:value="1.75087786673807" calcext:value-type="float">
            <text:p>1.7508778667</text:p>
          </table:table-cell>
          <table:table-cell table:formula="of:=16*[IM16.B4]/[IM16.B26]/1000" office:value-type="float" office:value="4.49839510880055" calcext:value-type="float">
            <text:p>4.4983951088</text:p>
          </table:table-cell>
          <table:table-cell/>
        </table:table-row>
        <table:table-row table:style-name="ro1">
          <table:table-cell office:value-type="string" calcext:value-type="string">
            <text:p>CPU-TF-MB512</text:p>
          </table:table-cell>
          <table:table-cell table:formula="of:=4*[IM4.B4]/[IM4.B27]/1000" office:value-type="float" office:value="5.1831408413791" calcext:value-type="float">
            <text:p>5.1831408414</text:p>
          </table:table-cell>
          <table:table-cell table:formula="of:=8*[IM8.B4]/[IM8.B27]/1000" office:value-type="float" office:value="10.8244435553208" calcext:value-type="float">
            <text:p>10.8244435553</text:p>
          </table:table-cell>
          <table:table-cell table:formula="of:=16*[IM16.B4]/[IM16.B27]/1000" office:value-type="float" office:value="21.0400514410651" calcext:value-type="float">
            <text:p>21.0400514411</text:p>
          </table:table-cell>
          <table:table-cell/>
        </table:table-row>
        <table:table-row table:style-name="ro1">
          <table:table-cell office:value-type="string" calcext:value-type="string">
            <text:p>GPU-TF-MB32</text:p>
          </table:table-cell>
          <table:table-cell table:formula="of:=4*[IM4.B4]/[IM4.B28]/1000" office:value-type="float" office:value="1.04386144214772" calcext:value-type="float">
            <text:p>1.0438614421</text:p>
          </table:table-cell>
          <table:table-cell table:formula="of:=8*[IM8.B4]/[IM8.B28]/1000" office:value-type="float" office:value="2.03073459548157" calcext:value-type="float">
            <text:p>2.0307345955</text:p>
          </table:table-cell>
          <table:table-cell table:formula="of:=16*[IM16.B4]/[IM16.B28]/1000" office:value-type="float" office:value="4.30292390315185" calcext:value-type="float">
            <text:p>4.3029239032</text:p>
          </table:table-cell>
          <table:table-cell table:formula="of:=32*[IM32.B4]/[IM32.B28]/1000" office:value-type="float" office:value="8.42205370437412" calcext:value-type="float">
            <text:p>8.4220537044</text:p>
          </table:table-cell>
        </table:table-row>
        <table:table-row table:style-name="ro1">
          <table:table-cell office:value-type="string" calcext:value-type="string">
            <text:p>GPU-TF-MB512</text:p>
          </table:table-cell>
          <table:table-cell table:formula="of:=4*[IM4.B4]/[IM4.B29]/1000" office:value-type="float" office:value="6.37047509162971" calcext:value-type="float">
            <text:p>6.3704750916</text:p>
          </table:table-cell>
          <table:table-cell table:formula="of:=8*[IM8.B4]/[IM8.B29]/1000" office:value-type="float" office:value="12.6647272062114" calcext:value-type="float">
            <text:p>12.6647272062</text:p>
          </table:table-cell>
          <table:table-cell table:formula="of:=16*[IM16.B4]/[IM16.B29]/1000" office:value-type="float" office:value="25.4393062304396" calcext:value-type="float">
            <text:p>25.4393062304</text:p>
          </table:table-cell>
          <table:table-cell table:formula="of:=32*[IM32.B4]/[IM32.B29]/1000" office:value-type="float" office:value="50.5644255337927" calcext:value-type="float">
            <text:p>50.5644255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00/00/0000</text:date>, <text:time style:data-style-name="N2" text:time-value="17:27:49.62988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6-30T14:06:48.009487083</dc:date>
    <meta:editing-duration>P21DT13H5M44S</meta:editing-duration>
    <meta:editing-cycles>213</meta:editing-cycles>
    <meta:generator>LibreOffice/5.1.6.2$Linux_X86_64 LibreOffice_project/10m0$Build-2</meta:generator>
    <meta:document-statistic meta:table-count="10" meta:cell-count="195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19957148087028">
                <text:p>0.0419957148087028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61907328050393">
                <text:p>0.261907328050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1469933986664">
                <text:p>1.71469933986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07cm" svg:y="1.1cm" svg:width="17.456cm" svg:height="9.768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5.46936601649598">
                <text:p>5.46936601649598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65551173425516">
                <text:p>4.6555117342551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1.2420209543856">
                <text:p>11.242020954385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02157124277729">
                <text:p>3.02157124277729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.04542753022091">
                <text:p>1.045427530220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4.88971032596079">
                <text:p>4.8897103259607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5.91209763477471">
                <text:p>5.91209763477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bar" chart:style-name="ch1">
        <chart:legend chart:legend-position="end" svg:x="14.477cm" svg:y="3.442cm" style:legend-expansion="high" chart:style-name="ch2"/>
        <chart:plot-area chart:style-name="ch3" table:cell-range-address="agg_SGD.A2:agg_SGD.E10" chart:data-source-has-labels="both" svg:x="0.319cm" svg:y="0.179cm" svg:width="13.839cm" svg:height="8.618cm">
          <chartooo:coordinate-region svg:x="0.94cm" svg:y="0.179cm" svg:width="13.218cm" svg:height="6.149cm"/>
          <chart:axis chart:dimension="x" chart:name="primary-x" chart:style-name="ch4" chartooo:axis-type="auto">
            <chartooo:date-scale/>
            <chart:categories table:cell-range-address="agg_SGD.A3:agg_SGD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_SGD.B3:agg_SGD.B10" chart:label-cell-address="agg_SGD.B2:agg_SGD.B2" chart:class="chart:bar">
            <chart:data-point chart:repeated="8"/>
          </chart:series>
          <chart:series chart:style-name="ch8" chart:values-cell-range-address="agg_SGD.C3:agg_SGD.C10" chart:label-cell-address="agg_SGD.C2:agg_SGD.C2" chart:class="chart:bar">
            <chart:data-point chart:repeated="8"/>
          </chart:series>
          <chart:series chart:style-name="ch9" chart:values-cell-range-address="agg_SGD.D3:agg_SGD.D10" chart:label-cell-address="agg_SGD.D2:agg_SGD.D2" chart:class="chart:bar">
            <chart:data-point chart:repeated="8"/>
          </chart:series>
          <chart:series chart:style-name="ch10" chart:values-cell-range-address="agg_SGD.E3:agg_SGD.E10" chart:label-cell-address="agg_SGD.E2:agg_SGD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4</text:p>
                <draw:g>
                  <svg:desc>agg_SGD.B2:agg_SGD.B2</svg:desc>
                </draw:g>
              </table:table-cell>
              <table:table-cell office:value-type="string">
                <text:p>IM8</text:p>
                <draw:g>
                  <svg:desc>agg_SGD.C2:agg_SGD.C2</svg:desc>
                </draw:g>
              </table:table-cell>
              <table:table-cell office:value-type="string">
                <text:p>IM16</text:p>
                <draw:g>
                  <svg:desc>agg_SGD.D2:agg_SGD.D2</svg:desc>
                </draw:g>
              </table:table-cell>
              <table:table-cell office:value-type="string">
                <text:p>IM32</text:p>
                <draw:g>
                  <svg:desc>agg_SGD.E2:agg_SG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-native</text:p>
                <draw:g>
                  <svg:desc>agg_SGD.A3:agg_SGD.A10</svg:desc>
                </draw:g>
              </table:table-cell>
              <table:table-cell office:value-type="float" office:value="10.6771687834604">
                <text:p>10.6771687834604</text:p>
                <draw:g>
                  <svg:desc>agg_SGD.B3:agg_SGD.B10</svg:desc>
                </draw:g>
              </table:table-cell>
              <table:table-cell office:value-type="float" office:value="17.7239474710701">
                <text:p>17.7239474710701</text:p>
                <draw:g>
                  <svg:desc>agg_SGD.C3:agg_SGD.C10</svg:desc>
                </draw:g>
              </table:table-cell>
              <table:table-cell office:value-type="float" office:value="23.534265767467">
                <text:p>23.534265767467</text:p>
                <draw:g>
                  <svg:desc>agg_SGD.D3:agg_SGD.D10</svg:desc>
                </draw:g>
              </table:table-cell>
              <table:table-cell office:value-type="float" office:value="NaN">
                <text:p>NaN</text:p>
                <draw:g>
                  <svg:desc>agg_SGD.E3:agg_SGD.E10</svg:desc>
                </draw:g>
              </table:table-cell>
            </table:table-row>
            <table:table-row>
              <table:table-cell office:value-type="string">
                <text:p>FPGA-Intel-2</text:p>
              </table:table-cell>
              <table:table-cell office:value-type="float" office:value="20.0052656682247">
                <text:p>20.0052656682247</text:p>
              </table:table-cell>
              <table:table-cell office:value-type="float" office:value="20.0071374973627">
                <text:p>20.0071374973627</text:p>
              </table:table-cell>
              <table:table-cell office:value-type="float" office:value="20.0323127227304">
                <text:p>20.032312722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-Xilinx-4</text:p>
              </table:table-cell>
              <table:table-cell office:value-type="float" office:value="48.3630487036889">
                <text:p>48.3630487036889</text:p>
              </table:table-cell>
              <table:table-cell office:value-type="float" office:value="48.3557573607662">
                <text:p>48.3557573607662</text:p>
              </table:table-cell>
              <table:table-cell office:value-type="float" office:value="48.3735606843597">
                <text:p>48.37356068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sklearn</text:p>
              </table:table-cell>
              <table:table-cell office:value-type="float" office:value="4.51501946471337">
                <text:p>4.51501946471337</text:p>
              </table:table-cell>
              <table:table-cell office:value-type="float" office:value="9.36338581624788">
                <text:p>9.36338581624788</text:p>
              </table:table-cell>
              <table:table-cell office:value-type="float" office:value="13.0015911256226">
                <text:p>13.001591125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32</text:p>
              </table:table-cell>
              <table:table-cell office:value-type="float" office:value="1.22080266925256">
                <text:p>1.22080266925256</text:p>
              </table:table-cell>
              <table:table-cell office:value-type="float" office:value="1.75087786673807">
                <text:p>1.75087786673807</text:p>
              </table:table-cell>
              <table:table-cell office:value-type="float" office:value="4.49839510880055">
                <text:p>4.4983951088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512</text:p>
              </table:table-cell>
              <table:table-cell office:value-type="float" office:value="5.1831408413791">
                <text:p>5.1831408413791</text:p>
              </table:table-cell>
              <table:table-cell office:value-type="float" office:value="10.8244435553208">
                <text:p>10.8244435553208</text:p>
              </table:table-cell>
              <table:table-cell office:value-type="float" office:value="21.0400514410651">
                <text:p>21.040051441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-TF-MB32</text:p>
              </table:table-cell>
              <table:table-cell office:value-type="float" office:value="1.04386144214772">
                <text:p>1.04386144214772</text:p>
              </table:table-cell>
              <table:table-cell office:value-type="float" office:value="2.03073459548157">
                <text:p>2.03073459548157</text:p>
              </table:table-cell>
              <table:table-cell office:value-type="float" office:value="4.30292390315185">
                <text:p>4.30292390315185</text:p>
              </table:table-cell>
              <table:table-cell office:value-type="float" office:value="8.42205370437412">
                <text:p>8.42205370437412</text:p>
              </table:table-cell>
            </table:table-row>
            <table:table-row>
              <table:table-cell office:value-type="string">
                <text:p>GPU-TF-MB512</text:p>
              </table:table-cell>
              <table:table-cell office:value-type="float" office:value="6.37047509162971">
                <text:p>6.37047509162971</text:p>
              </table:table-cell>
              <table:table-cell office:value-type="float" office:value="12.6647272062114">
                <text:p>12.6647272062114</text:p>
              </table:table-cell>
              <table:table-cell office:value-type="float" office:value="25.4393062304396">
                <text:p>25.4393062304396</text:p>
              </table:table-cell>
              <table:table-cell office:value-type="float" office:value="50.5644255337927">
                <text:p>50.56442553379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1">
                <text:p>1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0417940876656">
                <text:p>1.9041794087665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27145359019264">
                <text:p>3.2714535901926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0904645476773">
                <text:p>5.7090464547677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62886597938144">
                <text:p>9.62886597938144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69026263184879">
                <text:p>2.6902626318487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47860674092651">
                <text:p>4.47860674092651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26604977060492">
                <text:p>2.266049770604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241130066537959">
                <text:p>0.024113006653795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166501970305366">
                <text:p>0.166501970305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88cm" svg:y="1.008cm" svg:width="17.298cm" svg:height="6.503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1">
                <text:p>1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354425011108">
                <text:p>1.9354425011108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3.50316814310259">
                <text:p>3.50316814310259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5.91782606816231">
                <text:p>5.91782606816231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6.74516626273101">
                <text:p>6.7451662627310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37209230181836">
                <text:p>1.372092301818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5.86454179203427">
                <text:p>5.8645417920342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12815590525358">
                <text:p>8.12815590525358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5.65722466006809">
                <text:p>5.6572246600680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10.8571660555067">
                <text:p>10.857166055506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0.9898261279053">
                <text:p>20.9898261279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724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3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1">
                <text:p>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0701353401469">
                <text:p>1.9070135340146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82774085959017">
                <text:p>4.8277408595901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5.91833415933589">
                <text:p>5.9183341593358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52883824152807">
                <text:p>0.0952883824152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22348558902741">
                <text:p>5.223485589027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855916571617126">
                <text:p>0.855916571617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15838635099963">
                <text:p>0.021583863509996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31721950174407">
                <text:p>0.131721950174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7401434183121">
                <text:p>10.740143418312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221358537674">
                <text:p>1.7221358537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